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7c18" officeooo:paragraph-rsid="00157c18"/>
    </style:style>
    <style:style style:name="P2" style:family="paragraph" style:parent-style-name="Text_20_body">
      <style:text-properties fo:color="#ff0000" officeooo:rsid="00157c18" officeooo:paragraph-rsid="00157c18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3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4pt" fo:font-style="italic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officeooo:rsid="00157c18" officeooo:paragraph-rsid="00157c18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1pt" fo:font-style="italic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990000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ffcb6b" style:text-line-through-style="none" style:text-line-through-type="none" style:font-name="Roboto" fo:font-size="10.5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</style:style>
    <style:style style:name="P20" style:family="paragraph" style:parent-style-name="Text_20_body">
      <style:paragraph-properties fo:margin-top="0cm" fo:margin-bottom="0cm" loext:contextual-spacing="false" fo:line-height="179%" style:writing-mode="lr-tb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/>
    </style:style>
    <style:style style:name="P26" style:family="paragraph" style:parent-style-name="Text_20_body" style:list-style-name="L2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/>
    </style:style>
    <style:style style:name="P27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/>
    </style:style>
    <style:style style:name="P29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7">
      <style:paragraph-properties fo:margin-top="0cm" fo:margin-bottom="0cm" loext:contextual-spacing="false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/>
    </style:style>
    <style:style style:name="P31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7">
      <style:paragraph-properties fo:margin-top="0cm" fo:margin-bottom="0cm" loext:contextual-spacing="false" fo:line-height="171%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1.27cm" fo:margin-right="0cm" fo:margin-top="0cm" fo:margin-bottom="0cm" loext:contextual-spacing="false" fo:line-height="179%" fo:text-indent="0cm" style:auto-text-indent="false" style:writing-mode="lr-tb"/>
    </style:style>
    <style:style style:name="P37" style:family="paragraph" style:parent-style-name="Text_20_body">
      <style:paragraph-properties fo:margin-left="1.27cm" fo:margin-right="0cm" fo:margin-top="0cm" fo:margin-bottom="0cm" loext:contextual-spacing="false" fo:line-height="179%" fo:text-indent="0cm" style:auto-text-indent="false" style:writing-mode="lr-tb"/>
      <style:text-properties fo:font-variant="normal" fo:text-transform="none" fo:color="#990000" style:text-line-through-style="none" style:text-line-through-type="none" style:font-name="Roboto" fo:font-size="12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cm" fo:margin-bottom="0.423cm" loext:contextual-spacing="false" fo:line-height="171%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39" style:family="paragraph" style:parent-style-name="Heading_20_4">
      <style:paragraph-properties fo:margin-top="0.423cm" fo:margin-bottom="0.071cm" loext:contextual-spacing="false" fo:line-height="154%" style:writing-mode="lr-tb"/>
    </style:style>
    <style:style style:name="P40" style:family="paragraph" style:parent-style-name="Heading_20_4" style:list-style-name="L8">
      <style:paragraph-properties fo:margin-top="0.423cm" fo:margin-bottom="0cm" loext:contextual-spacing="false" fo:line-height="154%" style:writing-mode="lr-tb"/>
      <style:text-properties fo:font-variant="normal" fo:text-transform="none" fo:color="#37474f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Roboto" fo:font-size="14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4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Roboto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1155cc" style:text-line-through-style="none" style:text-line-through-type="none" style:font-name="Roboto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990000" style:text-line-through-style="none" style:text-line-through-type="none" style:font-name="Roboto" fo:font-size="12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990000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82aaff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89ddff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a6accd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a6accd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c3e88d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c792ea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78c6c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ffcb6b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ff00" style:text-line-through-style="none" style:text-line-through-type="none" style:font-name="Calibri" fo:font-size="14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1fa597" style:text-line-through-style="none" style:text-line-through-type="none" style:font-name="Roboto" fo:font-size="11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style:font-name="Roboto" fo:background-color="transparent" loext:char-shading-value="0"/>
    </style:style>
    <style:style style:name="T24" style:family="text">
      <style:text-properties style:font-name="Roboto" fo:font-size="14pt" fo:font-style="normal" fo:font-weight="normal"/>
    </style:style>
    <style:style style:name="T25" style:family="text">
      <style:text-properties style:font-name="Calibri" fo:font-size="14pt" fo:font-style="normal" fo:font-weight="normal"/>
    </style:style>
    <style:style style:name="T26" style:family="text">
      <style:text-properties officeooo:rsid="00157c18"/>
    </style:style>
    <style:style style:name="T27" style:family="text">
      <style:text-properties fo:color="#ff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c5dd6c45-3d6c-a318-c153-22ad2c143c78"/>Atelier ES6 - NodeJS</text:p>
      <text:p text:style-name="Text_20_body"/>
      <text:p text:style-name="P15"><draw:frame draw:style-name="fr1" draw:name="Image1" text:anchor-type="as-char" svg:width="15.928cm" svg:height="7.964cm" draw:z-index="0"><draw:image xlink:href="https://lh5.googleusercontent.com/KCSdqLrvtRjIasWQb3sccAfr04Fm_LJ9CJ0_Ad6cRL6VRWsm3_1gIMbXOxHgb8oFye3HLzKsUgpsFx09U_wULoRRcEQRD_LdriuDBiIGb5ByKD5wiTpb874-hhuO_N7_WOtrcA5S" xlink:type="simple" xlink:show="embed" xlink:actuate="onLoad"/></draw:frame></text:p>
      <text:p text:style-name="Text_20_body"><text:line-break/></text:p>
      <text:p text:style-name="P4">Tous les exercices seront écrits avec la syntaxe ES6</text:p>
      <text:p text:style-name="Text_20_body"><text:line-break/><text:line-break/></text:p>
      <text:p text:style-name="P6">Partie 1</text:p>
      <text:p text:style-name="Text_20_body"><text:line-break/><text:line-break/><text:line-break/><text:line-break/><text:line-break/><text:line-break/><text:line-break/><text:line-break/><text:line-break/></text:p>
      <text:p text:style-name="P8">Exercice 0</text:p>
      <text:p text:style-name="Text_20_body"/>
      <text:p text:style-name="P5"><text:soft-page-break/>Créer 5 variables qui soient ton nom, ton prénom, ta ville, ton age , ta taille et ton sexe(true or false) puis les afficher dans la console en utilisant la concaténation.</text:p>
      <text:p text:style-name="Text_20_body"><text:line-break/><text:span text:style-name="T26">Console.clear() pour effacer clgs précédents</text:span><text:line-break/><text:span text:style-name="T26">voir MDN console</text:span><text:line-break/><text:line-break/></text:p>
      <text:p text:style-name="P8">Exercice 0.1</text:p>
      <text:p text:style-name="Text_20_body"/>
      <text:p text:style-name="P5">Créer un tableau des mois de l’année puis faire une boucle afin d’afficher les mois de l’année dans la console. </text:p>
      <text:p text:style-name="P5">Si le mois est décembre, alors afficher en console “C’est le mois de Noël!”</text:p>
      <text:p text:style-name="P5"/>
      <text:p text:style-name="P7">boucles for of / for each</text:p>
      <text:p text:style-name="Text_20_body"><text:line-break/><text:span text:style-name="T26">const mois =[ « janvier », « fevrier », « decembre » ]</text:span></text:p>
      <text:p text:style-name="P1"><text:span text:style-name="T27">for </text:span>(const element <text:span text:style-name="T27">of </text:span>mois) {</text:p>
      <text:p text:style-name="P1">if (element ===  « decembre ») {</text:p>
      <text:p text:style-name="P1">console.log(« c’est noel ») ;</text:p>
      <text:p text:style-name="P1">else {</text:p>
      <text:p text:style-name="P1">console.log(element) ;</text:p>
      <text:p text:style-name="P1">}</text:p>
      <text:p text:style-name="P1"/>
      <text:p text:style-name="P1"/>
      <text:p text:style-name="P1"/>
      <text:p text:style-name="Text_20_body"/>
      <text:p text:style-name="Text_20_body"/>
      <text:p text:style-name="P8">Exercice 0.2</text:p>
      <text:p text:style-name="Text_20_body"/>
      <text:p text:style-name="P5">A partir de cet objet:</text:p>
      <text:p text:style-name="Text_20_body"/>
      <text:p text:style-name="P9"><text:soft-page-break/>const me = {</text:p>
      <text:p text:style-name="P19"><text:span text:style-name="T1">    </text:span><text:span text:style-name="T2">pseudo: ‘Symfomany’,</text:span></text:p>
      <text:p text:style-name="P19"><text:span text:style-name="T2">email: “</text:span><text:a xlink:type="simple" xlink:href="mailto:me@github.io" text:style-name="Internet_20_link" text:visited-style-name="Visited_20_Internet_20_Link"><text:span text:style-name="T8">me@github.io</text:span></text:a><text:span text:style-name="T1">”</text:span><text:span text:style-name="T2">,</text:span></text:p>
      <text:p text:style-name="P19"><text:span text:style-name="T1">    </text:span><text:span text:style-name="T2">age: 29,</text:span></text:p>
      <text:p text:style-name="P19"><text:span text:style-name="T1">    </text:span><text:span text:style-name="T2">favoris: 224,</text:span></text:p>
      <text:p text:style-name="P19"><text:span text:style-name="T1">    </text:span><text:span text:style-name="T2">newsletter: false,</text:span></text:p>
      <text:p text:style-name="P19"><text:span text:style-name="T1">    </text:span><text:span text:style-name="T2">languages: [‘PHP’, ‘JS’, ‘Java’, ‘NodeJS’, ‘Swift’]</text:span></text:p>
      <text:p text:style-name="P9">};</text:p>
      <text:p text:style-name="Text_20_body"/>
      <text:p text:style-name="P2">const me = {</text:p>
      <text:p text:style-name="P2">pseudo : « symphomany »,</text:p>
      <text:p text:style-name="P2">email : « jb@oil.fr »</text:p>
      <text:p text:style-name="P2">age : « «30 »</text:p>
      <text:p text:style-name="P2">langages : [« php », « js », java », « c »]</text:p>
      <text:p text:style-name="P2">} ;</text:p>
      <text:p text:style-name="P2"/>
      <text:p text:style-name="P2">for (const langage of me.langages) {</text:p>
      <text:p text:style-name="P2">compteur++ ;</text:p>
      <text:p text:style-name="P2">}</text:p>
      <text:p text:style-name="P2">console.log(compteur) ;</text:p>
      <text:p text:style-name="P2">console.log(me.languages.length) ;</text:p>
      <text:p text:style-name="P2"/>
      <text:p text:style-name="Text_20_body"/>
      <text:p text:style-name="Text_20_body"/>
      <text:p text:style-name="P14">    </text:p>
      <text:list xml:id="list6884986392061792720" text:style-name="L1">
        <text:list-item>
          <text:p text:style-name="P21">Compter le nombre de langages utilisés par Symfomany puis les afficher en console.</text:p>
        </text:list-item>
        <text:list-item>
          <text:p text:style-name="P21">Modifier le nombre de favoris en ajoutant 15 favoris</text:p>
        </text:list-item>
        <text:list-item>
          <text:p text:style-name="P21">Modifier la newsletter en mettant true,</text:p>
        </text:list-item>
        <text:list-item>
          <text:p text:style-name="P21">Modifier l’âge en mettant “Bientôt 30 ans!”</text:p>
        </text:list-item>
        <text:list-item>
          <text:p text:style-name="P21">Modifier le langage PHP dans le tableau afin d’y mettre PHP(old)</text:p>
        </text:list-item>
        <text:list-item>
          <text:p text:style-name="P25"><text:soft-page-break/><text:span text:style-name="T22">Ajouter un sous-objet derrière la clef “adresse” afin de décrire la ville et l’adresse dans l’objet me    </text:span></text:p>
        </text:list-item>
      </text:list>
      <text:p text:style-name="Text_20_body"><text:line-break/><text:line-break/></text:p>
      <text:p text:style-name="P8">Exercice 0.3</text:p>
      <text:p text:style-name="Text_20_body"/>
      <text:p text:style-name="P5">Créer un tableaux d’objets comportant 5 utilisateurs comportant leurs emails et leurs points tel que:</text:p>
      <text:p text:style-name="Text_20_body"/>
      <text:p text:style-name="P5">const users = [</text:p>
      <text:p text:style-name="P19"><text:span text:style-name="T1">    </text:span><text:span text:style-name="T3">{email: ”julien@gmail.fr”, points: 150 },</text:span></text:p>
      <text:p text:style-name="P35">...</text:p>
      <text:p text:style-name="P5">];</text:p>
      <text:p text:style-name="Text_20_body"/>
      <text:list xml:id="list8066921298867599836" text:style-name="L2">
        <text:list-item>
          <text:p text:style-name="P22">Ajouter un utilisateur au tableau avec la fonction push()</text:p>
        </text:list-item>
        <text:list-item>
          <text:p text:style-name="P22">Modifier l’email du 3ème utilisateur en y mettant “modify@gmail.com” </text:p>
        </text:list-item>
        <text:list-item>
          <text:p text:style-name="P22">Calculer en parcourant ce tableau la somme des points puis la moyenne des points des utilisateurs.</text:p>
        </text:list-item>
        <text:list-item>
          <text:p text:style-name="P22">Afficher l’email de l’utilisateur qui a le plus de points en utilisant une boucle.</text:p>
        </text:list-item>
        <text:list-item>
          <text:p text:style-name="P22">Supprimer le dernier utilisateur de la liste</text:p>
        </text:list-item>
        <text:list-item>
          <text:p text:style-name="P34"><text:span text:style-name="T3">Dire en console  si il existe un utilisateur comportant l’email “</text:span><text:a xlink:type="simple" xlink:href="about:blank" text:style-name="Internet_20_link" text:visited-style-name="Visited_20_Internet_20_Link"><text:span text:style-name="T9">flavien@php.fr</text:span></text:a><text:span text:style-name="T3">”</text:span></text:p>
        </text:list-item>
        <text:list-item>
          <text:p text:style-name="P26"/>
        </text:list-item>
        <text:list-item>
          <text:p text:style-name="P22"/>
        </text:list-item>
        <text:list-item>
          <text:p text:style-name="P22">Dire en console si tous les utilisateurs ont oui ou non plus de 100 points</text:p>
        </text:list-item>
      </text:list>
      <text:p text:style-name="Text_20_body"><text:line-break/><text:line-break/></text:p>
      <text:p text:style-name="P8">Exercice 0.4</text:p>
      <text:p text:style-name="Text_20_body"><text:soft-page-break/></text:p>
      <text:p text:style-name="P5">A partir de l’objet adresse suivant:</text:p>
      <text:p text:style-name="Text_20_body"/>
      <text:p text:style-name="P5">const adresse = [</text:p>
      <text:p text:style-name="P19"><text:span text:style-name="T1">    </text:span><text:span text:style-name="T3">ville: ‘Lyon’,</text:span></text:p>
      <text:p text:style-name="P19"><text:span text:style-name="T1">    </text:span><text:span text:style-name="T3">dep: 69,</text:span></text:p>
      <text:p text:style-name="P19"><text:span text:style-name="T1">    </text:span><text:span text:style-name="T3">région: ‘Rhône’,</text:span></text:p>
      <text:p text:style-name="P19"><text:span text:style-name="T1">    </text:span><text:span text:style-name="T3">cp: 69003,</text:span></text:p>
      <text:p text:style-name="P19"><text:span text:style-name="T1">    </text:span><text:span text:style-name="T3">gps: {long: 4.567577, lat: 45.786876}</text:span></text:p>
      <text:p text:style-name="P5">];</text:p>
      <text:p text:style-name="Text_20_body"/>
      <text:list xml:id="list8712278855634721253" text:style-name="L3">
        <text:list-item>
          <text:p text:style-name="P23">Afficher la ville et ses coordonnées GPS</text:p>
        </text:list-item>
        <text:list-item>
          <text:p text:style-name="P28"><text:span text:style-name="T23">Arrondir la longitude et la latitude sur une précision de 2 chiffres</text:span><text:span text:style-name="T22"> </text:span><text:span text:style-name="T23">après la virgule</text:span></text:p>
        </text:list-item>
        <text:list-item>
          <text:p text:style-name="P23">Ajouter le pays et le continent à l’adresse</text:p>
        </text:list-item>
      </text:list>
      <text:p text:style-name="Text_20_body"><text:line-break/></text:p>
      <text:p text:style-name="P8">Exercice 0.5</text:p>
      <text:p text:style-name="Text_20_body"/>
      <text:p text:style-name="P5">A partir du tableaux suivant:</text:p>
      <text:p text:style-name="Text_20_body"/>
      <text:p text:style-name="P17">const aliment = [</text:p>
      <text:p text:style-name="P36"><text:span text:style-name="T10">"Patate",</text:span><text:span text:style-name="T11">    </text:span></text:p>
      <text:p text:style-name="P37">"Tomate",</text:p>
      <text:p text:style-name="P37">"Courgette",</text:p>
      <text:p text:style-name="P37">"Oignons",</text:p>
      <text:p text:style-name="P37">"Ail",</text:p>
      <text:p text:style-name="P37">"Cerise",</text:p>
      <text:p text:style-name="P37">"Pomme",</text:p>
      <text:p text:style-name="P37">"Carotte",</text:p>
      <text:p text:style-name="P37">"Concombre",</text:p>
      <text:p text:style-name="P37"><text:soft-page-break/>"Steak",</text:p>
      <text:p text:style-name="P37">"Poire",</text:p>
      <text:p text:style-name="P37">"Fraise",</text:p>
      <text:p text:style-name="P37">"Framboise",</text:p>
      <text:p text:style-name="P17">];</text:p>
      <text:p text:style-name="Text_20_body"/>
      <text:list xml:id="list36296049071642216" text:style-name="L4">
        <text:list-item>
          <text:p text:style-name="P24">Compter le nombre d’aliments</text:p>
        </text:list-item>
        <text:list-item>
          <text:p text:style-name="P24">Afficher en console si le tableau contient l’aliment Tomate</text:p>
        </text:list-item>
        <text:list-item>
          <text:p text:style-name="P24">Afficher tous les aliments commençant par la lettre “P” ou la lettre “F”.</text:p>
        </text:list-item>
        <text:list-item>
          <text:p text:style-name="P24">Créer 1 tableau des fruits à partir de ce tableau aliment et afficher chacun des fruits.</text:p>
        </text:list-item>
        <text:list-item>
          <text:p text:style-name="P24">Rechercher et Supprimer le fruit “Poire”</text:p>
        </text:list-item>
      </text:list>
      <text:p text:style-name="Text_20_body"><text:line-break/><text:line-break/><text:line-break/><text:line-break/></text:p>
      <text:p text:style-name="P8">-------------------------------------------------------------------------------------------------</text:p>
      <text:p text:style-name="Text_20_body"/>
      <text:p text:style-name="P6">Partie 2</text:p>
      <text:p text:style-name="Text_20_body"><text:line-break/></text:p>
      <text:p text:style-name="P8">Exercice 1</text:p>
      <text:p text:style-name="Text_20_body"/>
      <text:p text:style-name="P5">Créer 8 variables qui soit des nombres aléatoires compris entre 0 et 20 (Utiliser Math.random()) puis faire la somme de ces 8 nombres.</text:p>
      <text:p text:style-name="P5">Si la somme dépasse 100, afficher le résultat de cette somme ainsi que tous les nombres en console en utilisant le Template Syntaxing.</text:p>
      <text:p text:style-name="P5">Sinon, afficher la différence qu’il y a entre le résultat de cette somme et 100. (Ex: “Il manque 48 pour atteindre 100)”</text:p>
      <text:p text:style-name="Text_20_body"><text:soft-page-break/><text:line-break/></text:p>
      <text:p text:style-name="P8">Exercice 1.1</text:p>
      <text:p text:style-name="Text_20_body"/>
      <text:p text:style-name="P18">Le Bulletin</text:p>
      <text:p text:style-name="Text_20_body"/>
      <text:p text:style-name="P11">Afin de constituer le bulletin de note d'un élève,</text:p>
      <text:p text:style-name="P20"><text:span text:style-name="T4">Demander à l'utilisateur</text:span><text:span text:style-name="T1"> </text:span><text:span text:style-name="T5">les notes avec leurs coeffs par matières</text:span><text:span text:style-name="T1"> </text:span><text:span text:style-name="T4">:</text:span></text:p>
      <text:p text:style-name="Text_20_body"/>
      <text:p text:style-name="P11">* Note d'EPS</text:p>
      <text:p text:style-name="P11">* Note de Français</text:p>
      <text:p text:style-name="P11">* Note de Maths</text:p>
      <text:p text:style-name="P11">* Note de Biologie</text:p>
      <text:p text:style-name="P11">* Note de Physique Chimie</text:p>
      <text:p text:style-name="P11">* Note d'Anglais</text:p>
      <text:p text:style-name="P11">* Note d'Histoire Géo</text:p>
      <text:p text:style-name="P11">* Note d'Italien</text:p>
      <text:p text:style-name="P11">* Note de Sciences Civiques</text:p>
      <text:p text:style-name="P11">* Note de Philosophie</text:p>
      <text:p text:style-name="Text_20_body"/>
      <text:p text:style-name="P11">Stocker les notes dans un objet avec la matiere, la note et le coefficient</text:p>
      <text:p text:style-name="Text_20_body"/>
      <text:p text:style-name="P11">Calculer la moyenne des matières avec des coefficients (de 1-9) de toutes les notes saisis et donner la mention selon la moyenne:</text:p>
      <text:p text:style-name="Text_20_body"/>
      <text:p text:style-name="P11">* En dessous de 8: Recalé</text:p>
      <text:p text:style-name="P11">* Entre 8 et 10: Rattrapage</text:p>
      <text:p text:style-name="P11">* Entre 10 et 12: Passable</text:p>
      <text:p text:style-name="P11">* Entre 12 et 14: Assez Bien</text:p>
      <text:p text:style-name="P11">* Entre 14 et 16: Bien</text:p>
      <text:p text:style-name="P11"><text:soft-page-break/>* Entre 16 et 20: Tres Bien</text:p>
      <text:p text:style-name="Text_20_body"/>
      <text:p text:style-name="P8">Exercice 1.2</text:p>
      <text:p text:style-name="P18">Le nombre D’or</text:p>
      <text:p text:style-name="P18">.</text:p>
      <text:p text:style-name="P13">Le but de cet exercice est de faire deviner le nombre d’or à l’utilisateur selon son niveau choisi.</text:p>
      <text:p text:style-name="Text_20_body"/>
      <text:p text:style-name="P13">Générer un nombre aléatoire entre 1 et 20 avec la fonction Math.random().</text:p>
      <text:p text:style-name="Text_20_body"/>
      <text:p text:style-name="P12">Demander à l’utilisateur de deviner ce nombre compris entre 1 et 20 selon le nombre d’essai. Le nombre d’essaie sera demandé à l’utilisateur et il choisira un niveau: </text:p>
      <text:p text:style-name="Text_20_body"/>
      <text:list xml:id="list2924911621367289317" text:style-name="L5">
        <text:list-item>
          <text:p text:style-name="P27">Niveau 1 : 4 essai</text:p>
        </text:list-item>
        <text:list-item>
          <text:p text:style-name="P27">Niveau 2:  8 essai</text:p>
        </text:list-item>
        <text:list-item>
          <text:p text:style-name="P27">Niveau 3: 13 essai</text:p>
        </text:list-item>
      </text:list>
      <text:p text:style-name="Text_20_body"/>
      <text:p text:style-name="P12">Lors de la partie, si le nombre d’essai est dépassé, la partie s’arrête et on affichera un message “Game Over!”</text:p>
      <text:p text:style-name="Text_20_body"/>
      <text:p text:style-name="P12">Lors de la partie, si l’utilisateur devine le nombre d’or alors la partie s’arrête et cela affiche “Vous avez gagné le Nombre d’essai en X essai !” (X sera le nombre d’essai utilisé par l’utilisateur).</text:p>
      <text:p text:style-name="Text_20_body"/>
      <text:p text:style-name="P10">Bonus: Indiquer à l’utilisateur si il est chaud, c’est à dire que sa réponse se rapproche de moins de 3 du nombre d’or (+/- 3)</text:p>
      <text:p text:style-name="Text_20_body"><text:line-break/><text:line-break/><text:line-break/><text:line-break/><text:line-break/><text:line-break/><text:line-break/><text:line-break/></text:p>
      <text:p text:style-name="P8"><text:soft-page-break/>Exercice 2</text:p>
      <text:p text:style-name="Text_20_body"/>
      <text:p text:style-name="P5">Demander à l’utilisateur de saisir son bulletin de 10 notes comprises entre 0 et 10. </text:p>
      <text:p text:style-name="Text_20_body"/>
      <text:p text:style-name="P5">On utilisera process.stdin de NodeJS afin de lire des entrée</text:p>
      <text:p text:style-name="Text_20_body"/>
      <text:p text:style-name="P20"><text:span text:style-name="T12">process</text:span><text:span text:style-name="T13">.</text:span><text:span text:style-name="T12">stdin</text:span><text:span text:style-name="T13">.</text:span><text:span text:style-name="T12">on</text:span><text:span text:style-name="T14">(</text:span><text:span text:style-name="T13">"</text:span><text:span text:style-name="T16">data</text:span><text:span text:style-name="T13">",</text:span><text:span text:style-name="T15"> </text:span><text:span text:style-name="T17">function</text:span><text:span text:style-name="T13">(</text:span><text:span text:style-name="T18">data</text:span><text:span text:style-name="T13">)</text:span><text:span text:style-name="T15"> </text:span><text:span text:style-name="T13">{</text:span></text:p>
      <text:p text:style-name="P20"><text:span text:style-name="T19">console</text:span><text:span text:style-name="T13">.</text:span><text:span text:style-name="T12">log</text:span><text:span text:style-name="T14">(data)</text:span><text:span text:style-name="T13">;</text:span></text:p>
      <text:p text:style-name="P20"><text:span text:style-name="T13">}</text:span><text:span text:style-name="T14">)</text:span><text:span text:style-name="T13">;</text:span></text:p>
      <text:p text:style-name="Text_20_body"/>
      <text:p text:style-name="P5">Compter le nombre de notre comprises entre 8 et 10 puis afficher</text:p>
      <text:p text:style-name="P14">“<text:span text:style-name="T24">Vous avez X notes excellentes”</text:span></text:p>
      <text:p text:style-name="Text_20_body"/>
      <text:p text:style-name="P5">Si une note est égal à 0, alors afficher un message à l’utilisateur </text:p>
      <text:p text:style-name="P14">“<text:span text:style-name="T24">Tu aurais au moins pu mettre ton prénom”</text:span></text:p>
      <text:p text:style-name="Text_20_body"/>
      <text:p text:style-name="P5">Transformer toutes les notes du bulletin pour les mettre sur 20 (exemple 8 =&gt; 16). On utilisera la fonction map() des tableaux.</text:p>
      <text:p text:style-name="Text_20_body"/>
      <text:p text:style-name="P5">Filtrer les notes qui ont la moyenne dans un nouveau tableau avec la fonction filter() des tableaux.</text:p>
      <text:p text:style-name="Text_20_body"/>
      <text:p text:style-name="P5">Calculer la moyenne des notes avec la fonction reduce() des tableaux.</text:p>
      <text:p text:style-name="Text_20_body"><text:line-break/><text:line-break/><text:line-break/><text:line-break/><text:line-break/><text:line-break/><text:line-break/><text:line-break/><text:soft-page-break/><text:line-break/></text:p>
      <text:p text:style-name="P5">Exercice 2.1 POO</text:p>
      <text:p text:style-name="Text_20_body"/>
      <text:p text:style-name="P19"><text:span text:style-name="T1"> </text:span><text:span text:style-name="T6">Créer une classe </text:span><text:span text:style-name="T7">Livre</text:span><text:span text:style-name="T1"> </text:span><text:span text:style-name="T6">avec pour attributs initialisés lors de la construction d’un objet:</text:span></text:p>
      <text:p text:style-name="P19"><text:span text:style-name="T1">  </text:span><text:span text:style-name="T6">- id (auto incrémenté quand on créer un Livre) (</text:span><text:span text:style-name="T20">staticité</text:span><text:span text:style-name="T6">)</text:span></text:p>
      <text:p text:style-name="P14">  <text:span text:style-name="T25">- titre </text:span></text:p>
      <text:p text:style-name="P14">  <text:span text:style-name="T25">- résumé </text:span></text:p>
      <text:p text:style-name="P14">  <text:span text:style-name="T25">- prix (nb à virgule)</text:span></text:p>
      <text:p text:style-name="P14">  <text:span text:style-name="T25">- édition (objet de la classe Edition)</text:span></text:p>
      <text:p text:style-name="P14">  <text:span text:style-name="T25">- dateModified (aujourd’hui par défaut)</text:span></text:p>
      <text:p text:style-name="P14">  <text:span text:style-name="T25">- date de rédaction (au format YYYY-MM-DD)</text:span></text:p>
      <text:p text:style-name="P14">  <text:span text:style-name="T25">- ecrivains (tableau d’objet Écrivain vide par défaut)</text:span></text:p>
      <text:p text:style-name="P14">  <text:span text:style-name="T25">- dispo à la vente (par défaut true)</text:span></text:p>
      <text:p text:style-name="Text_20_body"><text:line-break/></text:p>
      <text:p text:style-name="P19"><text:span text:style-name="T6">Créer une classe </text:span><text:span text:style-name="T7">Écrivain</text:span><text:span text:style-name="T1"> </text:span><text:span text:style-name="T6">avec pour attributs initialisés lors de la construction d’un objet</text:span></text:p>
      <text:p text:style-name="Text_20_body"/>
      <text:p text:style-name="P19"><text:span text:style-name="T1">     </text:span><text:span text:style-name="T6">- id (auto incrémenté quand on créer un Livre) (</text:span><text:span text:style-name="T20">staticité</text:span><text:span text:style-name="T6">)</text:span></text:p>
      <text:p text:style-name="P19"><text:span text:style-name="T1">     </text:span><text:span text:style-name="T6">- nom</text:span></text:p>
      <text:p text:style-name="P19"><text:span text:style-name="T1">     </text:span><text:span text:style-name="T6">- email</text:span></text:p>
      <text:p text:style-name="P19"><text:span text:style-name="T1">     </text:span><text:span text:style-name="T6">- ville</text:span></text:p>
      <text:p text:style-name="P14">        <text:span text:style-name="T25">- collection (Collections de Livre)</text:span></text:p>
      <text:p text:style-name="P19"><text:span text:style-name="T1">     </text:span><text:span text:style-name="T6">- moyenneNote (égale à 0)  (</text:span><text:span text:style-name="T20">staticité</text:span><text:span text:style-name="T6">)</text:span></text:p>
      <text:p text:style-name="Text_20_body"/>
      <text:p text:style-name="P19"><text:span text:style-name="T6">Créer une classe </text:span><text:span text:style-name="T7">Edition</text:span><text:span text:style-name="T1"> </text:span><text:span text:style-name="T6">avec pour attributs initialisés lors de la construction d’un objet</text:span></text:p>
      <text:p text:style-name="Text_20_body"/>
      <text:list xml:id="list4268477743478996110" text:style-name="L6">
        <text:list-item>
          <text:p text:style-name="P29">Id </text:p>
        </text:list-item>
        <text:list-item>
          <text:p text:style-name="P29">Nom</text:p>
        </text:list-item>
        <text:list-item>
          <text:p text:style-name="P29"><text:soft-page-break/>Activité</text:p>
        </text:list-item>
        <text:list-item>
          <text:p text:style-name="P29">Date de création (par défaut aujourd’hui)</text:p>
        </text:list-item>
        <text:list-item>
          <text:p text:style-name="P29">Note (sur 20)</text:p>
        </text:list-item>
      </text:list>
      <text:p text:style-name="Text_20_body"/>
      <text:p text:style-name="P16">Créer 5 Objets Livres, 3 Objets écrivains puis 2 Objets Editions</text:p>
      <text:p text:style-name="Text_20_body"/>
      <text:p text:style-name="P19"><text:span text:style-name="T7">Attention</text:span><text:span text:style-name="T6">: l’ensemble des classes seront exportées en NodeJS via module.exports.</text:span></text:p>
      <text:p text:style-name="Text_20_body"><text:line-break/><text:line-break/></text:p>
      <text:p text:style-name="P8">Exercice 2.2</text:p>
      <text:p text:style-name="Text_20_body"/>
      <text:p text:style-name="P38">Créer une classe Personne avec pour Attributs :</text:p>
      <text:list xml:id="list7974755900329668141" text:style-name="L7">
        <text:list-item>
          <text:p text:style-name="P31">Nom</text:p>
        </text:list-item>
        <text:list-item>
          <text:p text:style-name="P31">Prénom</text:p>
        </text:list-item>
        <text:list-item>
          <text:p text:style-name="P31">Adresse</text:p>
        </text:list-item>
        <text:list-item>
          <text:p text:style-name="P33">Date de naissance</text:p>
        </text:list-item>
        <text:list-item>
          <text:p text:style-name="P33">Créer une méthode pour afficher les infos de 'Personne' et une autre pour modifier l'adresse.</text:p>
        </text:list-item>
        <text:list-item>
          <text:p text:style-name="P31">Crée une méthode qui calcule l'âge à partir de la date de naissance.</text:p>
        </text:list-item>
        <text:list-item>
          <text:p text:style-name="P30"/>
        </text:list-item>
      </text:list>
      <text:h text:style-name="P39" text:outline-level="4"><text:span text:style-name="T2">Critéres</text:span><text:span text:style-name="T21">:</text:span></text:h>
      <text:list xml:id="list529716377994618696" text:style-name="L8">
        <text:list-item>
          <text:list>
            <text:list-item>
              <text:list>
                <text:list-item>
                  <text:list>
                    <text:list-item>
                      <text:h text:style-name="P40" text:outline-level="4">La classe contient trois méthodes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32">Un nouvel objet est créé et s'affiche</text:p>
        </text:list-item>
        <text:list-item>
          <text:p text:style-name="P32">l'âge s'affiche</text:p>
        </text:list-item>
      </text:list>
      <text:p text:style-name="Text_20_body"><text:line-break/><text:line-break/><text:line-break/><text:line-break/><text:line-break/><text:line-break/><text:line-break/><text:soft-page-break/><text:line-break/></text:p>
      <text:p text:style-name="P8">Un peu de lecture:</text:p>
      <text:p text:style-name="Text_20_body"/>
      <text:p text:style-name="P19"><text:a xlink:type="simple" xlink:href="https://buzut.fr/programmation-orientee-objet-javascript/" text:style-name="Internet_20_link" text:visited-style-name="Visited_20_Internet_20_Link"><text:span text:style-name="T9">https://buzut.fr/programmation-orientee-objet-javascript/</text:span></text:a></text:p>
      <text:p text:style-name="P19"><text:a xlink:type="simple" xlink:href="https://developer.mozilla.org/fr/docs/Web/JavaScript/Introduction_à_JavaScript_orienté_objet" text:style-name="Internet_20_link" text:visited-style-name="Visited_20_Internet_20_Link"><text:span text:style-name="T9">https://developer.mozilla.org/fr/docs/Web/JavaScript/Introduction_%C3%A0_JavaScript_orient%C3%A9_objet</text:span></text:a></text:p>
      <text:p text:style-name="P19"><text:a xlink:type="simple" xlink:href="http://tilap.net/es6-ajouter-methode-et-propriete-statiques-dynamiquement/" text:style-name="Internet_20_link" text:visited-style-name="Visited_20_Internet_20_Link"><text:span text:style-name="T9">http://tilap.net/es6-ajouter-methode-et-propriete-statiques-dynamiquement/</text:span></text:a></text:p>
      <text:p text:style-name="P19"><text:a xlink:type="simple" xlink:href="https://scotch.io/@wolf-mtwo/es6-node-introduccion-a-la-poo" text:style-name="Internet_20_link" text:visited-style-name="Visited_20_Internet_20_Link"><text:span text:style-name="T9">https://scotch.io/@wolf-mtwo/es6-node-introduccion-a-la-poo</text:span></text:a></text:p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09:42:35.482433848</meta:creation-date>
    <dc:date>2018-03-19T09:52:10.710808533</dc:date>
    <meta:editing-duration>PT9M35S</meta:editing-duration>
    <meta:editing-cycles>1</meta:editing-cycles>
    <meta:document-statistic meta:table-count="0" meta:image-count="1" meta:object-count="0" meta:page-count="12" meta:paragraph-count="207" meta:word-count="1264" meta:character-count="7555" meta:non-whitespace-character-count="6342"/>
    <meta:generator>LibreOffice/5.1.6.2$Linux_X86_64 LibreOffice_project/10m0$Build-2</meta:generator>
  </office:meta>
</office:document-meta>
</file>